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table:style-name="ce1"/>
          <table:table-cell office:value-type="string" table:style-name="ce1">
            <text:p>Autochthonous transmission casesb</text:p>
          </table:table-cell>
          <table:table-cell table:style-name="ce1"/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table:number-columns-repeated="3" table:style-name="ce1"/>
          <table:table-cell office:value-type="string" table:style-name="ce1">
            <text:p>X 10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5.871000000000002" table:style-name="ce1">
            <text:p>35.8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string" table:style-name="ce1">
            <text:p>Week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64" table:style-name="ce1">
            <text:p>2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125.235" table:style-name="ce1">
            <text:p>125.23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25.12700000000001" table:style-name="ce1">
            <text:p>325.127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64" table:style-name="ce1">
            <text:p>2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486.303" table:style-name="ce1">
            <text:p>486.3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string" table:style-name="ce1">
            <text:p>Week</text:p>
          </table:table-cell>
          <table:table-cell office:value-type="float" office:value="14" table:style-name="ce1">
            <text:p>14</text:p>
          </table:table-cell>
          <table:table-cell office:value-type="float" office:value="1.35" table:style-name="ce1">
            <text:p>1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,0</text:p>
          </table:table-cell>
          <table:table-cell office:value-type="float" office:value="0" table:style-name="ce1">
            <text:p>0</text:p>
          </table:table-cell>
          <table:table-cell office:value-type="float" office:value="5.0010000000000003" table:style-name="ce1">
            <text:p>5.0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string" table:style-name="ce1">
            <text:p>Week</text:p>
          </table:table-cell>
          <table:table-cell office:value-type="float" office:value="15" table:style-name="ce1">
            <text:p>15</text:p>
          </table:table-cell>
          <table:table-cell office:value-type="float" office:value="4.3890000000000002" table:style-name="ce1">
            <text:p>4.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8,3</text:p>
          </table:table-cell>
          <table:table-cell office:value-type="float" office:value="0" table:style-name="ce1">
            <text:p>0</text:p>
          </table:table-cell>
          <table:table-cell office:value-type="float" office:value="6.4260000000000002" table:style-name="ce1">
            <text:p>6.42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1.51" table:style-name="ce1">
            <text:p>1.5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,5</text:p>
          </table:table-cell>
          <table:table-cell office:value-type="float" office:value="0" table:style-name="ce1">
            <text:p>0</text:p>
          </table:table-cell>
          <table:table-cell office:value-type="float" office:value="16.254999999999999" table:style-name="ce1">
            <text:p>16.25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7.181" table:style-name="ce1">
            <text:p>7.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5,3</text:p>
          </table:table-cell>
          <table:table-cell office:value-type="float" office:value="0" table:style-name="ce1">
            <text:p>0</text:p>
          </table:table-cell>
          <table:table-cell office:value-type="float" office:value="8.423" table:style-name="ce1">
            <text:p>8.4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string" table:style-name="ce1">
            <text:p>Week</text:p>
          </table:table-cell>
          <table:table-cell office:value-type="float" office:value="8" table:style-name="ce1">
            <text:p>8</text:p>
          </table:table-cell>
          <table:table-cell office:value-type="float" office:value="3.657" table:style-name="ce1">
            <text:p>3.657</text:p>
          </table:table-cell>
          <table:table-cell office:value-type="float" office:value="268" table:style-name="ce1">
            <text:p>2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2,7</text:p>
          </table:table-cell>
          <table:table-cell office:value-type="float" office:value="0" table:style-name="ce1">
            <text:p>0</text:p>
          </table:table-cell>
          <table:table-cell office:value-type="float" office:value="6.2560000000000002" table:style-name="ce1">
            <text:p>6.25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439" table:style-name="ce1">
            <text:p>4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$</text:p>
          </table:table-cell>
          <table:table-cell office:value-type="string" table:style-name="ce1">
            <text:p>11,1</text:p>
          </table:table-cell>
          <table:table-cell office:value-type="float" office:value="0" table:style-name="ce1">
            <text:p>0</text:p>
          </table:table-cell>
          <table:table-cell office:value-type="float" office:value="3.9870000000000001" table:style-name="ce1">
            <text:p>3.987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8.526" table:style-name="ce1">
            <text:p>18.526</text:p>
          </table:table-cell>
          <table:table-cell office:value-type="float" office:value="313" table:style-name="ce1">
            <text:p>3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0,3</text:p>
          </table:table-cell>
          <table:table-cell office:value-type="float" office:value="0" table:style-name="ce1">
            <text:p>0</text:p>
          </table:table-cell>
          <table:table-cell office:value-type="float" office:value="46.695" table:style-name="ce1">
            <text:p>46.69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1.247999999999999" table:style-name="ce1">
            <text:p>11.2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.651999999999999" table:style-name="ce1">
            <text:p>10.65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261" table:style-name="ce1">
            <text:p>2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adaloup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470" table:style-name="ce1">
            <text:p>4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.603" table:style-name="ce1">
            <text:p>10.60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string" table:style-name="ce1">
            <text:p>Week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Barthelemy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Martin (French part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37.363999999999997" table:style-name="ce1">
            <text:p>37.3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string" table:style-name="ce1">
            <text:p>Week</text:p>
          </table:table-cell>
          <table:table-cell office:value-type="float" office:value="12" table:style-name="ce1">
            <text:p>12</text:p>
          </table:table-cell>
          <table:table-cell office:value-type="float" office:value="5.8769999999999998" table:style-name="ce1">
            <text:p>5.87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2,6</text:p>
          </table:table-cell>
          <table:table-cell office:value-type="float" office:value="0" table:style-name="ce1">
            <text:p>0</text:p>
          </table:table-cell>
          <table:table-cell office:value-type="float" office:value="11.023999999999999" table:style-name="ce1">
            <text:p>11.0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string" table:style-name="ce1">
            <text:p>Week</text:p>
          </table:table-cell>
          <table:table-cell office:value-type="float" office:value="14" table:style-name="ce1">
            <text:p>14</text:p>
          </table:table-cell>
          <table:table-cell office:value-type="float" office:value="11.773" table:style-name="ce1">
            <text:p>11.773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3,9</text:p>
          </table:table-cell>
          <table:table-cell office:value-type="float" office:value="0" table:style-name="ce1">
            <text:p>0</text:p>
          </table:table-cell>
          <table:table-cell office:value-type="float" office:value="49.529000000000003" table:style-name="ce1">
            <text:p>49.529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Ecuador</text:p>
          </table:table-cell>
          <table:table-cell office:value-type="string" table:style-name="ce1">
            <text:p>Week</text:p>
          </table:table-cell>
          <table:table-cell office:value-type="float" office:value="10" table:style-name="ce1">
            <text:p>10</text:p>
          </table:table-cell>
          <table:table-cell office:value-type="float" office:value="393" table:style-name="ce1">
            <text:p>393</text:p>
          </table:table-cell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,5</text:p>
          </table:table-cell>
          <table:table-cell office:value-type="float" office:value="0" table:style-name="ce1">
            <text:p>0</text:p>
          </table:table-cell>
          <table:table-cell office:value-type="float" office:value="16.225000000000001" table:style-name="ce1">
            <text:p>16.2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1.161000000000001" table:style-name="ce1">
            <text:p>31.1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string" table:style-name="ce1">
            <text:p>Week</text:p>
          </table:table-cell>
          <table:table-cell office:value-type="float" office:value="13" table:style-name="ce1">
            <text:p>13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6</text:p>
          </table:table-cell>
          <table:table-cell office:value-type="float" office:value="0" table:style-name="ce1">
            <text:p>0</text:p>
          </table:table-cell>
          <table:table-cell office:value-type="float" office:value="31.292000000000002" table:style-name="ce1">
            <text:p>31.292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20.07" table:style-name="ce1">
            <text:p>20.07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,4</text:p>
          </table:table-cell>
          <table:table-cell office:value-type="float" office:value="0" table:style-name="ce1">
            <text:p>0</text:p>
          </table:table-cell>
          <table:table-cell office:value-type="float" office:value="139.23099999999999" table:style-name="ce1">
            <text:p>139.23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</text:p>
          </table:table-cell>
          <table:table-cell office:value-type="string" table:style-name="ce1">
            <text:p>Week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95 *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.154000000000003" table:style-name="ce1">
            <text:p>42.15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string" table:style-name="ce1">
            <text:p>Week</text:p>
          </table:table-cell>
          <table:table-cell office:value-type="float" office:value="9" table:style-name="ce1">
            <text:p>9</text:p>
          </table:table-cell>
          <table:table-cell office:value-type="float" office:value="13.125999999999999" table:style-name="ce1">
            <text:p>13.126</text:p>
          </table:table-cell>
          <table:table-cell office:value-type="float" office:value="550" table:style-name="ce1">
            <text:p>55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03.65700000000001" table:style-name="ce1">
            <text:p>203.65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string" table:style-name="ce1">
            <text:p>Week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7.923999999999999" table:style-name="ce1">
            <text:p>17.9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string" table:style-name="ce1">
            <text:p>Week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7.032" table:style-name="ce1">
            <text:p>7.03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.4289999999999998" table:style-name="ce1">
            <text:p>3.429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3.125999999999999" table:style-name="ce1">
            <text:p>13.126</text:p>
          </table:table-cell>
          <table:table-cell office:value-type="float" office:value="580" table:style-name="ce1">
            <text:p>58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5,0</text:p>
          </table:table-cell>
          <table:table-cell office:value-type="float" office:value="2" table:style-name="ce1">
            <text:p>2</text:p>
          </table:table-cell>
          <table:table-cell office:value-type="float" office:value="274.19600000000003" table:style-name="ce1">
            <text:p>274.19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2.8130000000000002" table:style-name="ce1">
            <text:p>2.81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.3460000000000001" table:style-name="ce1">
            <text:p>1.34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office:value-type="string" table:style-name="ce1">
            <text:p>Week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</text:p>
          </table:table-cell>
          <table:table-cell office:value-type="float" office:value="0" table:style-name="ce1">
            <text:p>0</text:p>
          </table:table-cell>
          <table:table-cell office:value-type="float" office:value="7.3449999999999998" table:style-name="ce1">
            <text:p>7.34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51.738" table:style-name="ce1">
            <text:p>51.738</text:p>
          </table:table-cell>
          <table:table-cell office:value-type="float" office:value="2.4750000000000001" table:style-name="ce1">
            <text:p>2.4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5,5</text:p>
          </table:table-cell>
          <table:table-cell office:value-type="float" office:value="2" table:style-name="ce1">
            <text:p>2</text:p>
          </table:table-cell>
          <table:table-cell office:value-type="float" office:value="991.13400000000001" table:style-name="ce1">
            <text:p>991.13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03Z</meta:creation-date>
    <dc:date>2018-09-01T14:37:59Z</dc:date>
  </office:meta>
</office:document-meta>
</file>